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udget for incubat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’m thinking 6 200 egg incubators would be the most I’d ever want. Then I could have a spare and run them through without opening to add eggs half way through a balut product run.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 can also do a self clean on empty ones so I don’t have a nasty bacteria buildup or something.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string" calcext:value-type="string">
            <text:p>hub phidget </text:p>
          </table:table-cell>
          <table:table-cell table:formula="of:=[.A5]" office:value-type="float" office:value="49.3" calcext:value-type="float">
            <text:p>49.3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string" calcext:value-type="string">
            <text:p>digital output phidget</text:p>
          </table:table-cell>
          <table:table-cell table:formula="of:=[.A6]" office:value-type="float" office:value="18.43" calcext:value-type="float">
            <text:p>18.43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string" calcext:value-type="string">
            <text:p>thermocouple phidget</text:p>
          </table:table-cell>
          <table:table-cell table:formula="of:=[.A7]/2" office:value-type="float" office:value="21.505" calcext:value-type="float">
            <text:p>21.505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string" calcext:value-type="string">
            <text:p>temperature humidity phidget</text:p>
          </table:table-cell>
          <table:table-cell table:formula="of:=[.A8]" office:value-type="float" office:value="18.44" calcext:value-type="float">
            <text:p>18.44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formula="of:=3.19*2" office:value-type="float" office:value="6.38" calcext:value-type="float">
            <text:p>6.38</text:p>
          </table:table-cell>
          <table:table-cell office:value-type="string" calcext:value-type="string">
            <text:p>thermocouples</text:p>
          </table:table-cell>
          <table:table-cell table:formula="of:=[.A9]" office:value-type="float" office:value="6.38" calcext:value-type="float">
            <text:p>6.38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formula="of:=6*2.82" office:value-type="float" office:value="16.92" calcext:value-type="float">
            <text:p>16.92</text:p>
          </table:table-cell>
          <table:table-cell office:value-type="string" calcext:value-type="string">
            <text:p>phidget cables</text:p>
          </table:table-cell>
          <table:table-cell table:formula="of:=[.A10]" office:value-type="float" office:value="16.92" calcext:value-type="float">
            <text:p>16.92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string" calcext:value-type="string">
            <text:p>ssr 120v 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string" calcext:value-type="string">
            <text:p>ssr 120v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string" calcext:value-type="string">
            <text:p>ssr 12v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4+1" office:value-type="float" office:value="5" calcext:value-type="float">
            <text:p>5</text:p>
          </table:table-cell>
          <table:table-cell office:value-type="string" calcext:value-type="string">
            <text:p>light bulb bas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 - 150 watt bulb? 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sr electrical box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plug end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torized ball valve - or motor controller. price is similar in the end...</text:p>
          </table:table-cell>
          <table:table-cell table:number-columns-repeated="3"/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string" calcext:value-type="string">
            <text:p>phidget motor controller</text:p>
          </table:table-cell>
          <table:table-cell table:formula="of:=[.A21]" office:value-type="float" office:value="31.42" calcext:value-type="float">
            <text:p>31.42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ar motor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formula="of:=3.45*7" office:value-type="float" office:value="24.15" calcext:value-type="float">
            <text:p>24.15</text:p>
          </table:table-cell>
          <table:table-cell office:value-type="string" calcext:value-type="string">
            <text:p>14 egg trays 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formula="of:=3*20" office:value-type="float" office:value="60" calcext:value-type="float">
            <text:p>60</text:p>
          </table:table-cell>
          <table:table-cell office:value-type="string" calcext:value-type="string">
            <text:p>3 sheets foam 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8ft wood straping for interior mounting supports</text:p>
          </table:table-cell>
          <table:table-cell table:number-columns-repeated="3"/>
        </table:table-row>
        <table:table-row table:style-name="ro1">
          <table:table-cell table:formula="of:=1.3*2" office:value-type="float" office:value="2.6" calcext:value-type="float">
            <text:p>2.6</text:p>
          </table:table-cell>
          <table:table-cell office:value-type="string" calcext:value-type="string">
            <text:p>2 limit switches 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formula="of:=2*5.33" office:value-type="float" office:value="10.66" calcext:value-type="float">
            <text:p>10.66</text:p>
          </table:table-cell>
          <table:table-cell office:value-type="string" calcext:value-type="string">
            <text:p>2 computer 12 volt fans 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 volt power supply 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/4 sheet 0.5" plywood for door frame</text:p>
          </table:table-cell>
          <table:table-cell table:number-columns-repeated="3"/>
        </table:table-row>
        <table:table-row table:style-name="ro1">
          <table:table-cell table:formula="of:=0.75*4" office:value-type="float" office:value="3" calcext:value-type="float">
            <text:p>3</text:p>
          </table:table-cell>
          <table:table-cell office:value-type="string" calcext:value-type="string">
            <text:p>door hinges 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r snap latches 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umidifyer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table:style-name="Default" office:value-type="string" calcext:value-type="string">
            <text:p>2 small 12 v fans for venting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formula="of:=SUM([.A5:.A32])" office:value-type="float" office:value="437.88" calcext:value-type="float">
            <text:p>437.88</text:p>
          </table:table-cell>
          <table:table-cell table:style-name="Default"/>
          <table:table-cell table:formula="of:=SUM([.C5:.C32])" office:value-type="float" office:value="162.395" calcext:value-type="float">
            <text:p>162.395</text:p>
          </table:table-cell>
          <table:table-cell table:formula="of:=[.C34]*6" office:value-type="float" office:value="974.37" calcext:value-type="float">
            <text:p>974.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57:54.091806276</meta:creation-date>
    <dc:date>2024-12-16T16:51:41.968390203</dc:date>
    <meta:editing-duration>PT13M39S</meta:editing-duration>
    <meta:editing-cycles>3</meta:editing-cycles>
    <meta:generator>LibreOffice/7.3.7.2$Linux_X86_64 LibreOffice_project/30$Build-2</meta:generator>
    <meta:document-statistic meta:table-count="1" meta:cell-count="85" meta:object-count="0"/>
  </office:meta>
</office:document-meta>
</file>